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sans-serif" svg:font-family="sans-serif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0.6653in"/>
    </style:style>
    <style:style style:name="Table1.B" style:family="table-column">
      <style:table-column-properties style:column-width="4.3729in"/>
    </style:style>
    <style:style style:name="Table1.C" style:family="table-column">
      <style:table-column-properties style:column-width="1.886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194in" fo:border="0.75pt solid #333639">
        <style:background-image/>
      </style:table-cell-properties>
    </style:style>
    <style:style style:name="Table2" style:family="table">
      <style:table-properties style:width="6.925in" table:align="left" fo:background-color="transparent">
        <style:background-image/>
      </style:table-properties>
    </style:style>
    <style:style style:name="Table2.A" style:family="table-column">
      <style:table-column-properties style:column-width="1.8792in"/>
    </style:style>
    <style:style style:name="Table2.B" style:family="table-column">
      <style:table-column-properties style:column-width="1.6792in"/>
    </style:style>
    <style:style style:name="Table2.C" style:family="table-column">
      <style:table-column-properties style:column-width="3.36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0.75pt solid #333639">
        <style:background-image/>
      </style:table-cell-properties>
    </style:style>
    <style:style style:name="Table3" style:family="table">
      <style:table-properties style:width="6.925in" table:align="left" fo:background-color="transparent">
        <style:background-image/>
      </style:table-properties>
    </style:style>
    <style:style style:name="Table3.A" style:family="table-column">
      <style:table-column-properties style:column-width="1.4083in"/>
    </style:style>
    <style:style style:name="Table3.B" style:family="table-column">
      <style:table-column-properties style:column-width="1.4653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2.4785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.0194in" fo:border="0.75pt solid #333639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style:font-name="sans-serif" fo:background-color="transparent"/>
    </style:style>
    <style:style style:name="P2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style:font-name="sans-serif" officeooo:paragraph-rsid="00084f69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sans-serif" officeooo:paragraph-rsid="00084f69" fo:background-color="transparen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sans-serif" officeooo:paragraph-rsid="00084f69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sans-serif" officeooo:paragraph-rsid="00084f69" fo:background-color="transparent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sans-serif" officeooo:paragraph-rsid="00084f69" fo:background-color="transparent"/>
    </style:style>
    <style:style style:name="P10" style:family="paragraph" style:parent-style-name="Table_20_Heading">
      <style:paragraph-properties fo:margin-left="0in" fo:margin-right="0in" fo:text-indent="0in" style:auto-text-indent="false"/>
      <style:text-properties fo:color="#000000" loext:opacity="100%" style:font-name="sans-serif" fo:font-weight="bold" fo:background-color="transparent"/>
    </style:style>
    <style:style style:name="P11" style:family="paragraph" style:parent-style-name="Table_20_Contents">
      <style:paragraph-properties fo:margin-left="0in" fo:margin-right="0in" fo:text-indent="0in" style:auto-text-indent="false"/>
      <style:text-properties fo:color="#000000" loext:opacity="100%" style:font-name="sans-serif" fo:background-color="transparent"/>
    </style:style>
    <style:style style:name="P12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sans-serif" fo:background-color="transparen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loext:opacity="100%" style:font-name="sans-serif" fo:background-color="transparent"/>
    </style:style>
    <style:style style:name="P17" style:family="paragraph" style:parent-style-name="Text_20_body" style:list-style-name="L7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18" style:family="paragraph" style:parent-style-name="Text_20_body" style:list-style-name="L8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color="#000000" loext:opacity="100%" style:font-name="sans-serif" fo:background-color="transparent"/>
    </style:style>
    <style:style style:name="P21" style:family="paragraph" style:parent-style-name="Text_20_body" style:list-style-name="L10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P22" style:family="paragraph" style:parent-style-name="Text_20_body" style:list-style-name="L11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style:writing-mode="lr-tb"/>
      <style:text-properties fo:color="#000000" loext:opacity="100%" style:font-name="sans-serif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942ec"/>
    </style:style>
    <style:style style:name="T3" style:family="text">
      <style:text-properties fo:color="#000000" loext:opacity="100%" style:font-name="sans-serif" fo:font-weight="bold" style:font-name-asian="sans-serif" style:font-weight-asian="bold" style:font-name-complex="sans-serif" style:font-weight-complex="bold"/>
    </style:style>
    <style:style style:name="T4" style:family="text">
      <style:text-properties fo:color="#000000" loext:opacity="100%" style:font-name="sans-serif" style:font-name-asian="sans-serif" style:font-name-complex="sans-serif"/>
    </style:style>
    <style:style style:name="T5" style:family="text">
      <style:text-properties officeooo:rsid="00084f69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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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TP Pitch Deck: Cryptographic State Transition ProofsSlide 1: TitleUnlocking Provable Digital Lifecycles<text:line-break/>Cryptographic State Transition Proofs (CSTPs) </text:p>
      <text:p text:style-name="P2">Slide 1: Title</text:p>
      <text:p text:style-name="P2">Unlocking Provable Digital Lifecycles<text:line-break/><text:span text:style-name="T1">Cryptographic State Transition Proofs (CSTPs) </text:span></text:p>
      <text:p text:style-name="P1"/>
      <text:list text:style-name="L1">
        <text:list-item>
          <text:p text:style-name="P3">The Problem Solved: Immutable proofs of asset destruction without disclosure—ending compliance gray zones forever. </text:p>
        </text:list-item>
        <text:list-item>
          <text:p text:style-name="P3">Presenter: <text:span text:style-name="T2">Charles Thomas</text:span>, Inventor &amp; Visionary </text:p>
        </text:list-item>
        <text:list-item>
          <text:p text:style-name="P3">Date: September 18, 2025 </text:p>
        </text:list-item>
        <text:list-item>
          <text:p text:style-name="P3">Confidential</text:p>
        </text:list-item>
      </text:list>
      <text:p text:style-name="P4">Visual: Futuristic lock dissolving into a Merkle tree, with epoch chain glowing forward.Slide 2: </text:p>
      <text:p text:style-name="P5">Slide 2: The Problem</text:p>
      <text:p text:style-name="P5">Regulatory Roulette: Data Lifecycles in Crisis </text:p>
      <text:p text:style-name="P4"/>
      <text:list text:style-name="L2">
        <text:list-item>
          <text:p text:style-name="P6">Multinationals face $100M+ fines for GDPR "forgotten" data still lurking (e.g., €1.2B Meta fine, 2023). </text:p>
        </text:list-item>
        <text:list-item>
          <text:p text:style-name="P6">SOX/SEC demands 7-year holds, but privacy laws force erasure—conflicts cost 70% of firms per Deloitte. </text:p>
        </text:list-item>
        <text:list-item>
          <text:p text:style-name="P6">Traditional crypto shreds data (e.g., Vanish-style), but no audit-proof receipts: "Did it really die?" </text:p>
        </text:list-item>
        <text:list-item>
          <text:p text:style-name="P6">Quantum threats loom: 25% of keys vulnerable by 2030, no verifiable migrations. </text:p>
        </text:list-item>
        <text:list-item>
          <text:p text:style-name="P6">Result: Gray zones breed lawsuits, breaches, and $50B annual compliance drag.</text:p>
        </text:list-item>
      </text:list>
      <text:p text:style-name="P4">Visual: Tangled regulatory web (GDPR vs. SOX icons clashing), exploding fine stats. Slide 3: </text:p>
      <text:p text:style-name="P5">Slide 3: </text:p>
      <text:p text:style-name="P4">The Solution</text:p>
      <text:p text:style-name="P4">CSTPs: Death Certificates for Digital Assets </text:p>
      <text:list text:style-name="L3">
        <text:list-item>
          <text:p text:style-name="P7">Core Innovation: Forward-secure epochs (K_{i+1} = H(K_i)) + Merkle-flipped non-existence proofs = Unforgeable transition receipts. </text:p>
        </text:list-item>
        <text:list-item>
          <text:p text:style-name="P7">Prove absence (not presence): Destruction commitments in anchored chains verify "dead at epoch X" without revealing assets. </text:p>
        </text:list-item>
        <text:list-item>
          <text:p text:style-name="P7">Composable lifecycles: Chain receipts (valid → migrated → destroyed) for full audits. </text:p>
        </text:list-item>
        <text:list-item>
          <text:p text:style-name="P7">Threshold MPC + TEEs ensure safety-critical enforcement—no single-point fails. </text:p>
        </text:list-item>
        <text:list-item>
          <text:p text:style-name="P7">Why Startling? Builds on EIV patent's key progression, but scales to graph-relational proofs (no dangling deps).</text:p>
        </text:list-item>
      </text:list>
      <text:p text:style-name="P8">Visual: Before/After flowchart—chaotic keys → clean epoch chain with receipt badge. Slide 4: </text:p>
      <text:p text:style-name="P8"/>
      <text:p text:style-name="P9"><text:soft-page-break/>Slide 4: How It Works</text:p>
      <text:p text:style-name="P8"/>
      <text:p text:style-name="P8">How It WorksSimple Flow: From Valid to Vanished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tep<text:span text:style-name="T3"/></text:p>
          </table:table-cell>
          <table:table-cell table:style-name="Table1.A1" office:value-type="string">
            <text:p text:style-name="P10">Action<text:span text:style-name="T3"/></text:p>
          </table:table-cell>
          <table:table-cell table:style-name="Table1.A1" office:value-type="string">
            <text:p text:style-name="P10">Key Component<text:span text:style-name="T3"/></text:p>
          </table:table-cell>
        </table:table-row>
        <table:table-row table:style-name="Table1.1">
          <table:table-cell table:style-name="Table1.A1" office:value-type="string">
            <text:p text:style-name="P11">1. Arm<text:span text:style-name="T4"/></text:p>
          </table:table-cell>
          <table:table-cell table:style-name="Table1.A1" office:value-type="string">
            <text:p text:style-name="P11">Derive wrap key from epoch root; commit (ID + salt + epoch + type).<text:span text:style-name="T4"/></text:p>
          </table:table-cell>
          <table:table-cell table:style-name="Table1.A1" office:value-type="string">
            <text:p text:style-name="P11">Forward-Secure Generator<text:span text:style-name="T4"/></text:p>
          </table:table-cell>
        </table:table-row>
        <table:table-row table:style-name="Table1.1">
          <table:table-cell table:style-name="Table1.A1" office:value-type="string">
            <text:p text:style-name="P11">2. Log<text:span text:style-name="T4"/></text:p>
          </table:table-cell>
          <table:table-cell table:style-name="Table1.A1" office:value-type="string">
            <text:p text:style-name="P11">Insert into epoch Merkle tree; chain root to transparency service (e.g., blockchain notary).<text:span text:style-name="T4"/></text:p>
          </table:table-cell>
          <table:table-cell table:style-name="Table1.A1" office:value-type="string">
            <text:p text:style-name="P11">Merkle Accumulator + Logger<text:span text:style-name="T4"/></text:p>
          </table:table-cell>
        </table:table-row>
        <table:table-row table:style-name="Table1.1">
          <table:table-cell table:style-name="Table1.A1" office:value-type="string">
            <text:p text:style-name="P11">3. Expire<text:span text:style-name="T4"/></text:p>
          </table:table-cell>
          <table:table-cell table:style-name="Table1.A1" office:value-type="string">
            <text:p text:style-name="P11">At epoch: M-of-N HSMs delete wrap/epoch key via TEE.<text:span text:style-name="T4"/></text:p>
          </table:table-cell>
          <table:table-cell table:style-name="Table1.A1" office:value-type="string">
            <text:p text:style-name="P11">Destruction Component<text:span text:style-name="T4"/></text:p>
          </table:table-cell>
        </table:table-row>
        <table:table-row table:style-name="Table1.1">
          <table:table-cell table:style-name="Table1.A1" office:value-type="string">
            <text:p text:style-name="P11">4. Prove<text:span text:style-name="T4"/></text:p>
          </table:table-cell>
          <table:table-cell table:style-name="Table1.A1" office:value-type="string">
            <text:p text:style-name="P11">Issue receipt: Merkle path + null digest + chain link = Auditable absence.<text:span text:style-name="T4"/></text:p>
          </table:table-cell>
          <table:table-cell table:style-name="Table1.A1" office:value-type="string">
            <text:p text:style-name="P11">Receipt Generator<text:span text:style-name="T4"/></text:p>
          </table:table-cell>
        </table:table-row>
      </table:table>
      <text:list text:style-name="L4">
        <text:list-item>
          <text:p text:style-name="P12">Unidirectional: No rollbacks, even post-compromise. </text:p>
        </text:list-item>
        <text:list-item>
          <text:p text:style-name="P12">Batch-scale: Hierarchical trees erase intervals (claims 7/15/21).</text:p>
        </text:list-item>
      </text:list>
      <text:p text:style-name="P4">Visual: Animated timeline with locks breaking at expiry, receipt popping out. Slide 5: IP </text:p>
      <text:p text:style-name="P4"/>
      <text:p text:style-name="P4"><text:span text:style-name="T5">slide 5: IP </text:span>Fortress – Patent Claims Snapshot</text:p>
      <text:p text:style-name="P4">27 Claims: System, Method, Medium – Bulletproof Coverage </text:p>
      <text:list text:style-name="L5">
        <text:list-item>
          <text:p text:style-name="P13">Independent (1/15/21): Epoch chaining + wrap keys + commitments + Merkle proofs + anchored destruction. </text:p>
        </text:list-item>
        <text:list-item>
          <text:p text:style-name="P13">Key Dependents: Threshold sigs (4/19/27), TEE attestation (5), null digests for undelete detection (6/16/22), composable chains (17/23), quantum migration (3/20). </text:p>
        </text:list-item>
        <text:list-item>
          <text:p text:style-name="P13">Novelty Edge: Non-existence via destruction accumulators (11/26)—flips Merkle paradigm. </text:p>
        </text:list-item>
        <text:list-item>
          <text:p text:style-name="P13">Filed: Provisional ready; full utility targets Q4 2025. </text:p>
        </text:list-item>
        <text:list-item>
          <text:p text:style-name="P13">Defensibility: No prior art hits full combo (see next slide).</text:p>
        </text:list-item>
      </text:list>
      <text:p text:style-name="P8">Visual: Claim tree diagram, with independents as roots. Slide 6: Prior Art? We've Got </text:p>
      <text:p text:style-name="P8"/>
      <text:p text:style-name="P8"><text:span text:style-name="T5">Slide 6: Prior Art? <text:s/>We’ve Got </text:span>Distinctions Locked</text:p>
      <text:p text:style-name="P8">Crowded Field, Clear Moat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Prior Art<text:span text:style-name="T3"/></text:p>
          </table:table-cell>
          <table:table-cell table:style-name="Table2.A1" office:value-type="string">
            <text:p text:style-name="P10">What It Does<text:span text:style-name="T3"/></text:p>
          </table:table-cell>
          <table:table-cell table:style-name="Table2.A1" office:value-type="string">
            <text:p text:style-name="P10">Why CSTPs Wins<text:span text:style-name="T3"/></text:p>
          </table:table-cell>
        </table:table-row>
        <table:table-row table:style-name="Table2.1">
          <table:table-cell table:style-name="Table2.A1" office:value-type="string">
            <text:p text:style-name="P11">Vanish/Crypto-Shredding (2009)<text:span text:style-name="T4"/></text:p>
          </table:table-cell>
          <table:table-cell table:style-name="Table2.A1" office:value-type="string">
            <text:p text:style-name="P11">DHT key decay for self-destruct.<text:span text:style-name="T4"/></text:p>
          </table:table-cell>
          <table:table-cell table:style-name="Table2.A1" office:value-type="string">
            <text:p text:style-name="P11">No anchored receipts or epoch proofs—verifiability blind spot.<text:span text:style-name="T4"/></text:p>
          </table:table-cell>
        </table:table-row>
        <table:table-row table:style-name="Table2.1">
          <table:table-cell table:style-name="Table2.A1" office:value-type="string">
            <text:p text:style-name="P11">PoSE (2010)<text:span text:style-name="T4"/></text:p>
          </table:table-cell>
          <table:table-cell table:style-name="Table2.A1" office:value-type="string">
            <text:p text:style-name="P11">Device wipe challenges.<text:span text:style-name="T4"/></text:p>
          </table:table-cell>
          <table:table-cell table:style-name="Table2.A1" office:value-type="string">
            <text:p text:style-name="P11">Hardware-only; no asset-agnostic lifecycles or external audits.<text:span text:style-name="T4"/></text:p>
          </table:table-cell>
        </table:table-row>
        <table:table-row table:style-name="Table2.1">
          <table:table-cell table:style-name="Table2.A1" office:value-type="string">
            <text:p text:style-name="P11">PDP/Deletion Proofs (2007+)<text:span text:style-name="T4"/></text:p>
          </table:table-cell>
          <table:table-cell table:style-name="Table2.A1" office:value-type="string">
            <text:p text:style-name="P11">Cloud possession checks.<text:span text:style-name="T4"/></text:p>
          </table:table-cell>
          <table:table-cell table:style-name="Table2.A1" office:value-type="string">
            <text:p text:style-name="P11">Server-trusted; misses forward-secure transitions &amp; non-existence flips.<text:span text:style-name="T4"/></text:p>
          </table:table-cell>
        </table:table-row>
        <table:table-row table:style-name="Table2.1">
          <table:table-cell table:style-name="Table2.A1" office:value-type="string">
            <text:p text:style-name="P11">CT Logs (RFC 6962)<text:span text:style-name="T4"/></text:p>
          </table:table-cell>
          <table:table-cell table:style-name="Table2.A1" office:value-type="string">
            <text:p text:style-name="P11">Merkle inclusions for certs.<text:span text:style-name="T4"/></text:p>
          </table:table-cell>
          <table:table-cell table:style-name="Table2.A1" office:value-type="string">
            <text:p text:style-name="P11">Existence proofs only—no state changes or key-death enforcement.<text:span text:style-name="T4"/></text:p>
          </table:table-cell>
        </table:table-row>
        <table:table-row table:style-name="Table2.1">
          <table:table-cell table:style-name="Table2.A1" office:value-type="string">
            <text:p text:style-name="P11">Certified Deletion (ePrint 2022)<text:span text:style-name="T4"/></text:p>
          </table:table-cell>
          <table:table-cell table:style-name="Table2.A1" office:value-type="string">
            <text:p text:style-name="P11">Quantum certs for erasure.<text:span text:style-name="T4"/></text:p>
          </table:table-cell>
          <table:table-cell table:style-name="Table2.A1" office:value-type="string">
            <text:p text:style-name="P11">Quantum-dependent; lacks classical epochs &amp; composable chains.<text:span text:style-name="T4"/></text:p>
          </table:table-cell>
        </table:table-row>
      </table:table>
      <text:list text:style-name="L6">
        <text:list-item>
          <text:p text:style-name="P14"><text:soft-page-break/>Our Edge: Unidirectional keys + relational Merkles = First provable, trustless asset obituaries. </text:p>
        </text:list-item>
        <text:list-item>
          <text:p text:style-name="P14">Patentable: USPTO greenlit similar flips (e.g., non-existence in blockchains).</text:p>
        </text:list-item>
      </text:list>
      <text:p text:style-name="P15">Visual: Barrier wall with "CSTP Moat" label, priors as defeated arrows. </text:p>
      <text:p text:style-name="P16"/>
      <text:p text:style-name="P16">Slide 7: Taxonomy – Real-World Hooks10+ Domains, Infinite Scale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Domain<text:span text:style-name="T3"/></text:p>
          </table:table-cell>
          <table:table-cell table:style-name="Table3.A1" office:value-type="string">
            <text:p text:style-name="P10">Use Case<text:span text:style-name="T3"/></text:p>
          </table:table-cell>
          <table:table-cell table:style-name="Table3.A1" office:value-type="string">
            <text:p text:style-name="P10">Transition<text:span text:style-name="T3"/></text:p>
          </table:table-cell>
          <table:table-cell table:style-name="Table3.A1" office:value-type="string">
            <text:p text:style-name="P10">Driver<text:span text:style-name="T3"/></text:p>
          </table:table-cell>
        </table:table-row>
        <table:table-row table:style-name="Table3.1">
          <table:table-cell table:style-name="Table3.A1" office:value-type="string">
            <text:p text:style-name="P11">Identity<text:span text:style-name="T4"/></text:p>
          </table:table-cell>
          <table:table-cell table:style-name="Table3.A1" office:value-type="string">
            <text:p text:style-name="P11">Credential Rotation<text:span text:style-name="T4"/></text:p>
          </table:table-cell>
          <table:table-cell table:style-name="Table3.A1" office:value-type="string">
            <text:p text:style-name="P11">Valid → Destroyed<text:span text:style-name="T4"/></text:p>
          </table:table-cell>
          <table:table-cell table:style-name="Table3.A1" office:value-type="string">
            <text:p text:style-name="P11">Prove old tokens can't revive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Finance<text:span text:style-name="T4"/></text:p>
          </table:table-cell>
          <table:table-cell table:style-name="Table3.A1" office:value-type="string">
            <text:p text:style-name="P11">Escrow Release<text:span text:style-name="T4"/></text:p>
          </table:table-cell>
          <table:table-cell table:style-name="Table3.A1" office:value-type="string">
            <text:p text:style-name="P11">Held → Released<text:span text:style-name="T4"/></text:p>
          </table:table-cell>
          <table:table-cell table:style-name="Table3.A1" office:value-type="string">
            <text:p text:style-name="P11">No liability post-settlement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Healthcare<text:span text:style-name="T4"/></text:p>
          </table:table-cell>
          <table:table-cell table:style-name="Table3.A1" office:value-type="string">
            <text:p text:style-name="P11">Genetic Consent<text:span text:style-name="T4"/></text:p>
          </table:table-cell>
          <table:table-cell table:style-name="Table3.A1" office:value-type="string">
            <text:p text:style-name="P11">Given → Destroyed<text:span text:style-name="T4"/></text:p>
          </table:table-cell>
          <table:table-cell table:style-name="Table3.A1" office:value-type="string">
            <text:p text:style-name="P11">Post-withdrawal: No resurrection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Governance<text:span text:style-name="T4"/></text:p>
          </table:table-cell>
          <table:table-cell table:style-name="Table3.A1" office:value-type="string">
            <text:p text:style-name="P11">Litigation Hold<text:span text:style-name="T4"/></text:p>
          </table:table-cell>
          <table:table-cell table:style-name="Table3.A1" office:value-type="string">
            <text:p text:style-name="P11">Frozen → Destroyed<text:span text:style-name="T4"/></text:p>
          </table:table-cell>
          <table:table-cell table:style-name="Table3.A1" office:value-type="string">
            <text:p text:style-name="P11">Compliance release proof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Infra/IoT<text:span text:style-name="T4"/></text:p>
          </table:table-cell>
          <table:table-cell table:style-name="Table3.A1" office:value-type="string">
            <text:p text:style-name="P11">Nuclear Codes<text:span text:style-name="T4"/></text:p>
          </table:table-cell>
          <table:table-cell table:style-name="Table3.A1" office:value-type="string">
            <text:p text:style-name="P11">Armed → Disarmed<text:span text:style-name="T4"/></text:p>
          </table:table-cell>
          <table:table-cell table:style-name="Table3.A1" office:value-type="string">
            <text:p text:style-name="P11">Anchored expiry (high-level nod)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Cross-Jurisdiction<text:span text:style-name="T4"/></text:p>
          </table:table-cell>
          <table:table-cell table:style-name="Table3.A1" office:value-type="string">
            <text:p text:style-name="P11">GDPR vs. SOX<text:span text:style-name="T4"/></text:p>
          </table:table-cell>
          <table:table-cell table:style-name="Table3.A1" office:value-type="string">
            <text:p text:style-name="P11">Retain → Destroy<text:span text:style-name="T4"/></text:p>
          </table:table-cell>
          <table:table-cell table:style-name="Table3.A1" office:value-type="string">
            <text:p text:style-name="P11">Resolve mandates without fines.<text:span text:style-name="T4"/></text:p>
          </table:table-cell>
        </table:table-row>
        <table:table-row table:style-name="Table3.1">
          <table:table-cell table:style-name="Table3.A1" office:value-type="string">
            <text:p text:style-name="P11">Digital Rights<text:span text:style-name="T4"/></text:p>
          </table:table-cell>
          <table:table-cell table:style-name="Table3.A1" office:value-type="string">
            <text:p text:style-name="P11">Subscription Expiry<text:span text:style-name="T4"/></text:p>
          </table:table-cell>
          <table:table-cell table:style-name="Table3.A1" office:value-type="string">
            <text:p text:style-name="P11">Active → Destroyed<text:span text:style-name="T4"/></text:p>
          </table:table-cell>
          <table:table-cell table:style-name="Table3.A1" office:value-type="string">
            <text:p text:style-name="P11">Audit trail for DRM.<text:span text:style-name="T4"/></text:p>
          </table:table-cell>
        </table:table-row>
      </table:table>
      <text:list text:style-name="L7">
        <text:list-item>
          <text:p text:style-name="P17">Cross-Cutting: Quantum-safe migrations, batch erasures—fits fintech, health, supply chain. </text:p>
        </text:list-item>
        <text:list-item>
          <text:p text:style-name="P17">Early Wins: GDPR/SOX resolver alone saves firms $10M/year in audits.</text:p>
        </text:list-item>
      </text:list>
      <text:p text:style-name="P4">Visual: Heatmap table with icons per domain. </text:p>
      <text:p text:style-name="P4">Slide 8: Market Opportunity – Tsunami Incoming$60B+ Compliance Crunch in 2025 Alone </text:p>
      <text:list text:style-name="L8">
        <text:list-item>
          <text:p text:style-name="P18">Privacy Software: $5B in 2025 → $15B by 2030 (CAGR 24%). </text:p>
        </text:list-item>
        <text:list-item>
          <text:p text:style-name="P18">Data Protection: $120B (2023) → $350B by 2032. </text:p>
        </text:list-item>
        <text:list-item>
          <text:p text:style-name="P18">Compliance Tools: $60B in 2025 → $175B by 2033 (CAGR 14%). </text:p>
        </text:list-item>
        <text:list-item>
          <text:p text:style-name="P18">TAM/SAM: $500B global regs market; CSTPs target $50B verifiable erasure niche (GDPR fines hit €2.7B in 2024). </text:p>
        </text:list-item>
        <text:list-item>
          <text:p text:style-name="P18">Timing: Post-quantum regs (NIST 2024) + AI data floods = Perfect storm.</text:p>
        </text:list-item>
      </text:list>
      <text:p text:style-name="P15">Visual: Explosive growth chart, pie slices for segments. </text:p>
      <text:p text:style-name="P1"/>
      <text:p text:style-name="P1">Slide 9: Go-to-Market &amp; Business ModelFrom Patent to Payday </text:p>
      <text:list text:style-name="L9">
        <text:list-item>
          <text:p text:style-name="P19">Model: IP Licensing (SaaS integrations) + White-Label SDKs (e.g., embed in AWS/GCP compliance suites). </text:p>
          <text:list>
            <text:list-item>
              <text:p text:style-name="P19">Tier 1: Enterprise ($100K+/yr per org). </text:p>
            </text:list-item>
            <text:list-item>
              <text:p text:style-name="P19">Tier 2: API ($0.01/receipt).</text:p>
            </text:list-item>
          </text:list>
        </text:list-item>
        <text:list-item>
          <text:p text:style-name="P19">GTM: Partner with Deloitte/Accenture for pilots (GDPR resolver MVP Q1 2026). </text:p>
        </text:list-item>
        <text:list-item>
          <text:p text:style-name="P19">Milestones: Provisional filed; Beta with fintech beta-testers; Full patent + Series Seed. </text:p>
        </text:list-item>
        <text:list-item>
          <text:p text:style-name="P19">Revenue Projection: $5M ARR Year 1 (10 clients); $50M by Year 3 (scale to 100+).</text:p>
        </text:list-item>
      </text:list>
      <text:p text:style-name="P20"><text:soft-page-break/>Visual: Roadmap timeline + revenue hockey stick graph. Slide 10: The Team &amp; TractionProven Builders </text:p>
      <text:list text:style-name="L10">
        <text:list-item>
          <text:p text:style-name="P21"><text:span text:style-name="T2">Me</text:span>: Serial inventor (EIV patent success); Crypto + RegTech expertise. </text:p>
        </text:list-item>
        <text:list-item>
          <text:p text:style-name="P21">Advisors: [Placeholder: Ex-Deloitte compliance lead; Blockchain prof]. </text:p>
        </text:list-item>
        <text:list-item>
          <text:p text:style-name="P21">Traction: Taxonomy validated via 50+ domain experts; Prior art scan clear; MVP prototype (Python sim of epochs/Merkles). </text:p>
        </text:list-item>
        <text:list-item>
          <text:p text:style-name="P21">Why Us? We cracked the "startling" non-existence flip—no one else has.</text:p>
        </text:list-item>
      </text:list>
      <text:p text:style-name="P4">Visual: Headshots + milestone badges. </text:p>
      <text:p text:style-name="P4">Slide 11: The AskJoin the Lifecycle Revolution </text:p>
      <text:list text:style-name="L11">
        <text:list-item>
          <text:p text:style-name="P22">Seeking: $2M Seed for MVP build, patent prosecution, + Deloitte-style partnership. </text:p>
        </text:list-item>
        <text:list-item>
          <text:p text:style-name="P22">Use of Funds: 40% Dev/Prototype; 30% IP/Legal; 20% GTM; 10% Ops. </text:p>
        </text:list-item>
        <text:list-item>
          <text:p text:style-name="P22">ROI Vision: License to 1% of $60B market = $600M opportunity. </text:p>
        </text:list-item>
        <text:list-item>
          <text:p text:style-name="P22">Next Step: Demo receipt verifier? Let's chat.</text:p>
        </text:list-item>
      </text:list>
      <text:p text:style-name="P8">Visual: Bold call-to-action button: "Invest in Proofs That Stick." </text:p>
      <text:p text:style-name="P8">Thank You | Q&amp;A<text:line-break/>Contact: <text:span text:style-name="T2">Charles@Epistria.com</text:span> | grok@x.ai (for tech deep dive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8T21:22:27.693675500</meta:creation-date>
    <dc:date>2025-11-09T18:47:34.185192600</dc:date>
    <meta:editing-duration>PT10M11S</meta:editing-duration>
    <meta:editing-cycles>2</meta:editing-cycles>
    <meta:generator>LibreOffice/25.8.2.2$Windows_X86_64 LibreOffice_project/d401f2107ccab8f924a8e2df40f573aab7605b6f</meta:generator>
    <meta:document-statistic meta:table-count="3" meta:image-count="0" meta:object-count="0" meta:page-count="4" meta:paragraph-count="139" meta:word-count="1019" meta:character-count="6884" meta:non-whitespace-character-count="5996"/>
  </office:meta>
</office:document-meta>
</file>